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</text:p>
      <text:p text:style-name="Standard"><text:s text:c="2"/>{ "9-A": [ "BF","BI","CF","CD","GQ","GA","LS","LY","NA","NE","CG","RW","ST","SN","SZ" ] },</text:p>
      <text:p text:style-name="Standard"><text:s text:c="2"/>{ "11-A": [ "BJ","BW","CM","CV","TD","DJ","GM","GN","GW","MG","MR","TG" ] },</text:p>
      <text:p text:style-name="Standard"><text:s text:c="2"/>{ "15-A": [ "DZ","AO","ET","ML" ] },</text:p>
      <text:p text:style-name="Standard"><text:s text:c="2"/>{ "16-A": [ "KM","CI","EG","ER","GH","KE","LR","MW","MU","MA","MZ","NG","SC","SL","ZA","TZ","TN","UG","ZM","ZW" ] },</text:p>
      <text:p text:style-name="Standard"><text:s text:c="2"/>{ "3-A": [ "AD" ] },</text:p>
      <text:p text:style-name="Standard"><text:s text:c="2"/>{ "5-A": [ "MC","ES","GB" ] },</text:p>
      <text:p text:style-name="Standard"><text:s text:c="2"/>{ "7-A": [ "CY","JE","GR","LI","GG","RU","IM","CH","TR" ] },</text:p>
      <text:p text:style-name="Standard"><text:s text:c="2"/>{ "9-B": [ "AM","EE","GI","RS","FI","HU","XK","MD","AT","ME","SE","BY","GE","IT","LV","PT","UA","BG","DE","LT","SM" ] },</text:p>
      <text:p text:style-name="Standard"><text:s text:c="2"/>{ "11-B": [ "AL","HR","IS","RO","AZ","CZ","KZ","SK","BE","DK","LU","SI","BA","FR","MK" ] },</text:p>
      <text:p text:style-name="Standard"><text:s text:c="2"/>{ "13-A": [ "MT","NL","NO" ] },</text:p>
      <text:p text:style-name="Standard"><text:s text:c="2"/>{ "15-B": [ "PL" ] },</text:p>
      <text:p text:style-name="Standard"><text:s text:c="2"/>{ "8-A": [ "VN" ] },</text:p>
      <text:p text:style-name="Standard"><text:s text:c="2"/>{ "9-C": [ "MM","CX","CC","TL","LA" ] },</text:p>
      <text:p text:style-name="Standard"><text:s text:c="2"/>{ "10-A": [ "KH","MY","TH" ] },</text:p>
      <text:p text:style-name="Standard"><text:s text:c="2"/>{ "11-C": [ "BN" ] },</text:p>
      <text:p text:style-name="Standard"><text:s text:c="2"/>{ "15-C": [ "PH" ] },</text:p>
      <text:p text:style-name="Standard"><text:s text:c="2"/>{ "2-A": [ "HK" ] },</text:p>
      <text:p text:style-name="Standard"><text:s text:c="2"/>{ "3-B": [ "GT","HN","MX" ] },</text:p>
      <text:p text:style-name="Standard"><text:s text:c="2"/>{ "5-B": [ "BR" ] },</text:p>
      <text:p text:style-name="Standard"><text:s text:c="2"/>{ "7-B": [ "AI","AG","AR","AW","BS","BD","BB","BZ","BM","BO","VG","KY","CL","CO","CR","DM","DO","EC","SV","GD","GP","GY","HT","JM","MQ","MN","MS","AN","NI","PA","PY","PE","SH","KN","LC","MF","VC","SR" ] },</text:p>
      <text:p text:style-name="Standard"><text:s text:c="2"/>{ "8-B": [ "MO","KR" ] },</text:p>
      <text:p text:style-name="Standard"><text:s text:c="2"/>{ "9-D": [ "AU","MV","MH","PS","TV","BT","CK","NR","WS","VU","FJ","NP","SB","PF","NC","TJ","KI","NZ","TO","KG","PW","TM","UZ" ] },</text:p>
      <text:p text:style-name="Standard"><text:s text:c="2"/>{ "10-B": [ "JP" ] },</text:p>
      <text:p text:style-name="Standard"><text:s text:c="2"/>{ "11-D": [ "AF","FO","FM","GL","IN","PG" ] },</text:p>
      <text:p text:style-name="Standard"><text:s text:c="2"/>{ "12-A": [ "BH","OM","QA" ] },</text:p>
      <text:p text:style-name="Standard"><text:s text:c="2"/>{ "14-A": [ "TW" ] },</text:p>
      <text:p text:style-name="Standard"><text:s text:c="2"/>{ "16-B": [ "IQ","JO","KW","LB","PK","LK" ] }</text:p>
      <text:p text:style-name="Standard">]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Residents of Africa</text:p>
      <text:p text:style-name="Standard"/>
      <text:p text:style-name="Standard"/>
      <text:p text:style-name="Standard">[</text:p>
      <text:p text:style-name="Standard"><text:s text:c="2"/>"AO","BF","BI","BJ","CD","CF","CG","CI","CM","CV","DJ","DZ","EG","ER","ET",</text:p>
      <text:p text:style-name="Standard"><text:s text:c="2"/>"GA","GH","GM","GN","GQ","GW","KE","KM","LR","LS","LY","MA","MG","ML","MR",</text:p>
      <text:p text:style-name="Standard"><text:s text:c="2"/>"MU","MW","MZ","NA","NE","NG","RW","SC","SL","SN","ST","SZ","TD","TG","TN",</text:p>
      <text:p text:style-name="Standard"><text:s text:c="2"/>"TZ","UG","ZA","ZM","ZW"</text:p>
      <text:p text:style-name="Standard">]</text:p>
      <text:p text:style-name="Standard"/>
      <text:p text:style-name="Standard"/>
      <text:p text:style-name="Standard">Residents of Europe</text:p>
      <text:p text:style-name="Standard">[</text:p>
      <text:p text:style-name="Standard"><text:s text:c="2"/>"AD","AL","AM","AT","AZ","BA","BE","BG","BY","CH","CY","CZ","DE","DK","EE",</text:p>
      <text:p text:style-name="Standard"><text:s text:c="2"/>"ES","FI","FO","FR","GB","GE","GG","GI","GR","HR","HU","IM","IS","IT","JE",</text:p>
      <text:p text:style-name="Standard"><text:s text:c="2"/>"LI","LT","LU","LV","MC","MD","ME","MK","MT","NL","NO","PL","PT","RO","RS",</text:p>
      <text:p text:style-name="Standard"><text:s text:c="2"/>"RU","SE","SI","SK","SM","TR","UA","XK"</text:p>
      <text:p text:style-name="Standard">]</text:p>
      <text:p text:style-name="Standard"/>
      <text:p text:style-name="P1"/>
      <text:p text:style-name="Standard"><text:span text:style-name="Strong_20_Emphasis">Residents of South East Asia</text:span></text:p>
      <text:p text:style-name="Standard"/>
      <text:p text:style-name="Standard">[</text:p>
      <text:p text:style-name="Standard"><text:s text:c="2"/>"BN","KH","LA","MM","MY","PH","TH","TL","VN"</text:p>
      <text:p text:style-name="Standard">]</text:p>
      <text:p text:style-name="Standard"/>
      <text:p text:style-name="Standard">Residents in the Rest of the World</text:p>
      <text:p text:style-name="Standard">[</text:p>
      <text:p text:style-name="Standard"><text:s text:c="2"/>"AG","AI","AN","AR","AU","AW","BB","BH","BM","BO","BR","BS",</text:p>
      <text:p text:style-name="Standard"><text:s text:c="2"/>"BW","BZ","CC","CK","CL","CO","CR","CX","DM","DO","EC","FJ","FM","GD","GL",</text:p>
      <text:p text:style-name="Standard"><text:s text:c="2"/>"GP","GT","GY","HK","HN","HT","IQ","JM","JO","JP","KG","KI","KN","KR",</text:p>
      <text:p text:style-name="Standard"><text:s text:c="2"/>"KW","KY","KZ","LB","LC","MF","MH","MN","MO","MQ","MS","MX","NC",</text:p>
      <text:p text:style-name="Standard"><text:s text:c="2"/>"NI","NP","NZ","OM","PA","PE","PF","PG","PS","PW","PY","QA","SB",</text:p>
      <text:p text:style-name="Standard"><text:s text:c="2"/>"SH","SR","SV","TJ","TM","TO","TV","TW","UZ","VC","VG","VU","WS"</text:p>
      <text:p text:style-name="Standard">]</text:p>
      <text:p text:style-name="Standard"/>
      <text:p text:style-name="Standard"/>
      <text:p text:style-name="P1"/>
      <text:p text:style-name="Standard">Residents of South Asia</text:p>
      <text:p text:style-name="Standard">[</text:p>
      <text:p text:style-name="Standard"><text:s text:c="2"/>"AF", // Afghanistan</text:p>
      <text:p text:style-name="Standard"><text:s text:c="2"/>"BD", // Bangladesh</text:p>
      <text:p text:style-name="Standard"><text:s text:c="2"/>"BT", // Bhutan</text:p>
      <text:p text:style-name="Standard"><text:s text:c="2"/>"IN", // India</text:p>
      <text:p text:style-name="Standard"><text:s text:c="2"/>"LK", // Sri Lanka</text:p>
      <text:p text:style-name="Standard"><text:s text:c="2"/>"MV", // Maldives</text:p>
      <text:p text:style-name="Standard"><text:s text:c="2"/>"NP", // Nepal</text:p>
      <text:p text:style-name="Standard"><text:s text:c="2"/>"PK" <text:s/>// Pakistan</text:p>
      <text:p text:style-name="Standard">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3T15:22:27.201603371</meta:creation-date>
    <dc:date>2025-06-24T16:15:47.442163297</dc:date>
    <meta:editing-duration>PT17M3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4" meta:paragraph-count="67" meta:word-count="236" meta:character-count="2743" meta:non-whitespace-character-count="2473"/>
  </office:meta>
</office:document-meta>
</file>